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text-properties officeooo:rsid="0025d184" officeooo:paragraph-rsid="0025d184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a20bb" officeooo:paragraph-rsid="0025d184"/>
    </style:style>
    <style:style style:name="P4" style:family="paragraph" style:parent-style-name="Standard">
      <style:text-properties officeooo:rsid="001a20bb" officeooo:paragraph-rsid="00268660"/>
    </style:style>
    <style:style style:name="P5" style:family="paragraph" style:parent-style-name="Standard">
      <style:text-properties officeooo:rsid="001b0605" officeooo:paragraph-rsid="001b0605"/>
    </style:style>
    <style:style style:name="P6" style:family="paragraph" style:parent-style-name="Standard">
      <style:text-properties officeooo:rsid="001b0605" officeooo:paragraph-rsid="001cf9eb"/>
    </style:style>
    <style:style style:name="P7" style:family="paragraph" style:parent-style-name="Standard">
      <style:text-properties officeooo:rsid="001cf9eb" officeooo:paragraph-rsid="001cf9eb"/>
    </style:style>
    <style:style style:name="P8" style:family="paragraph" style:parent-style-name="Standard">
      <style:text-properties officeooo:rsid="001dc4d8" officeooo:paragraph-rsid="001dc4d8"/>
    </style:style>
    <style:style style:name="P9" style:family="paragraph" style:parent-style-name="Standard">
      <style:text-properties officeooo:rsid="001ead48" officeooo:paragraph-rsid="001ead48"/>
    </style:style>
    <style:style style:name="P10" style:family="paragraph" style:parent-style-name="Standard">
      <style:text-properties officeooo:rsid="001fbe41" officeooo:paragraph-rsid="001fbe41"/>
    </style:style>
    <style:style style:name="P11" style:family="paragraph" style:parent-style-name="Standard">
      <style:text-properties officeooo:rsid="0020aa19" officeooo:paragraph-rsid="0020aa19"/>
    </style:style>
    <style:style style:name="P12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3" style:family="paragraph" style:parent-style-name="Standard">
      <style:text-properties officeooo:rsid="00225636" officeooo:paragraph-rsid="00225636"/>
    </style:style>
    <style:style style:name="P14" style:family="paragraph" style:parent-style-name="Standard">
      <style:text-properties officeooo:rsid="00256bd6" officeooo:paragraph-rsid="00256bd6"/>
    </style:style>
    <style:style style:name="P15" style:family="paragraph" style:parent-style-name="Standard">
      <style:text-properties officeooo:paragraph-rsid="00256bd6"/>
    </style:style>
    <style:style style:name="P16" style:family="paragraph" style:parent-style-name="Standard">
      <style:text-properties officeooo:rsid="0025d184" officeooo:paragraph-rsid="0025d184"/>
    </style:style>
    <style:style style:name="P17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18" style:family="paragraph" style:parent-style-name="Standard">
      <style:text-properties style:font-name="Courier New" officeooo:rsid="0025d184" officeooo:paragraph-rsid="0025d184"/>
    </style:style>
    <style:style style:name="P19" style:family="paragraph" style:parent-style-name="Standard">
      <style:text-properties officeooo:rsid="001a20bb" officeooo:paragraph-rsid="002b8001"/>
    </style:style>
    <style:style style:name="P20" style:family="paragraph" style:parent-style-name="Standard">
      <style:text-properties officeooo:rsid="001a20bb" officeooo:paragraph-rsid="001cf9eb"/>
    </style:style>
    <style:style style:name="P21" style:family="paragraph" style:parent-style-name="Standard">
      <style:text-properties officeooo:paragraph-rsid="001cf9eb"/>
    </style:style>
    <style:style style:name="P22" style:family="paragraph" style:parent-style-name="Standard">
      <style:text-properties officeooo:rsid="0025d184" officeooo:paragraph-rsid="0025d184"/>
    </style:style>
    <style:style style:name="P23" style:family="paragraph" style:parent-style-name="Standard">
      <style:text-properties officeooo:rsid="002b8001" officeooo:paragraph-rsid="002b8001"/>
    </style:style>
    <style:style style:name="P24" style:family="paragraph" style:parent-style-name="Standard">
      <style:text-properties officeooo:paragraph-rsid="002b8001"/>
    </style:style>
    <style:style style:name="P25" style:family="paragraph" style:parent-style-name="Standard">
      <style:text-properties officeooo:rsid="001cf9eb" officeooo:paragraph-rsid="002b8001"/>
    </style:style>
    <style:style style:name="P26" style:family="paragraph" style:parent-style-name="Standard">
      <style:text-properties officeooo:rsid="001b0605" officeooo:paragraph-rsid="002b8001"/>
    </style:style>
    <style:style style:name="P27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2b8001"/>
    </style:style>
    <style:style style:name="P28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2b8001"/>
    </style:style>
    <style:style style:name="P29" style:family="paragraph" style:parent-style-name="Heading_20_3">
      <style:text-properties officeooo:rsid="002b8001" officeooo:paragraph-rsid="002b8001"/>
    </style:style>
    <style:style style:name="P30" style:family="paragraph" style:parent-style-name="Heading_20_1">
      <style:text-properties officeooo:rsid="002b8001" officeooo:paragraph-rsid="002b8001"/>
    </style:style>
    <style:style style:name="P31" style:family="paragraph" style:parent-style-name="Heading_20_1">
      <style:paragraph-properties fo:text-align="center" style:justify-single-word="false"/>
      <style:text-properties officeooo:rsid="002b8001" officeooo:paragraph-rsid="002b8001"/>
    </style:style>
    <style:style style:name="P32" style:family="paragraph" style:parent-style-name="Heading_20_1">
      <style:paragraph-properties fo:break-before="page"/>
    </style:style>
    <style:style style:name="T1" style:family="text">
      <style:text-properties fo:color="#333333" style:font-name="Arial1"/>
    </style:style>
    <style:style style:name="T2" style:family="text">
      <style:text-properties officeooo:rsid="001a20bb"/>
    </style:style>
    <style:style style:name="T3" style:family="text">
      <style:text-properties officeooo:rsid="001b0605"/>
    </style:style>
    <style:style style:name="T4" style:family="text">
      <style:text-properties officeooo:rsid="001cf9eb"/>
    </style:style>
    <style:style style:name="T5" style:family="text">
      <style:text-properties officeooo:rsid="00256bd6"/>
    </style:style>
    <style:style style:name="T6" style:family="text">
      <style:text-properties officeooo:rsid="0025b45d"/>
    </style:style>
    <style:style style:name="T7" style:family="text">
      <style:text-properties officeooo:rsid="0025d184"/>
    </style:style>
    <style:style style:name="T8" style:family="text">
      <style:text-properties style:font-name="Liberation Mono"/>
    </style:style>
    <style:style style:name="T9" style:family="text">
      <style:text-properties style:font-name="Liberation Mono"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b8001" style:font-style-asian="italic" style:font-style-complex="italic"/>
    </style:style>
    <style:style style:name="T12" style:family="text">
      <style:text-properties style:font-name="Courier New"/>
    </style:style>
    <style:style style:name="T13" style:family="text">
      <style:text-properties style:font-name="Courier New" fo:font-style="italic" style:font-style-asian="italic" style:font-style-complex="italic"/>
    </style:style>
    <style:style style:name="T14" style:family="text">
      <style:text-properties style:text-underline-style="solid" style:text-underline-width="auto" style:text-underline-color="font-color" officeooo:rsid="0025d184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b8001" style:font-style-asian="normal" style:font-style-complex="normal"/>
    </style:style>
    <style:style style:name="T17" style:family="text">
      <style:text-properties officeooo:rsid="00268660"/>
    </style:style>
    <style:style style:name="T18" style:family="text">
      <style:text-properties officeooo:rsid="00277f04"/>
    </style:style>
    <style:style style:name="T19" style:family="text">
      <style:text-properties officeooo:rsid="002854b9"/>
    </style:style>
    <style:style style:name="T20" style:family="text">
      <style:text-properties officeooo:rsid="0029d5b6"/>
    </style:style>
    <style:style style:name="T21" style:family="text">
      <style:text-properties fo:color="#ff0000" officeooo:rsid="0029d5b6"/>
    </style:style>
    <style:style style:name="T22" style:family="text">
      <style:text-properties fo:color="#ff0000" officeooo:rsid="002b8001"/>
    </style:style>
    <style:style style:name="T23" style:family="text">
      <style:text-properties officeooo:rsid="002b80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Week 1</text:h>
      <text:h text:style-name="Heading_20_3" text:outline-level="3">Morning</text:h>
      <text:p text:style-name="P2">1. Introduction to the Course. </text:p>
      <text:p text:style-name="P2"><text:tab/>https://cpske.github.io/ISP/<text:span text:style-name="T7">introduction/</text:span></text:p>
      <text:p text:style-name="P19"><text:tab/><text:span text:style-name="T7">How course material is organized </text:span></text:p>
      <text:p text:style-name="P19"><text:span text:style-name="T7"><text:tab/><text:tab/>- each topic is a link to summary and study plan</text:span></text:p>
      <text:p text:style-name="P19"><text:tab/><text:tab/>- <text:span text:style-name="T23">schedule is approximate, so you know in advance what you'll do &amp; learn</text:span></text:p>
      <text:p text:style-name="P4"><text:tab/><text:span text:style-name="T17">Introduce TAs</text:span></text:p>
      <text:p text:style-name="P2"><text:tab/><text:span text:style-name="T7">Jomzaap slides</text:span></text:p>
      <text:p text:style-name="P16">2. Questions <text:span text:style-name="T17">about course</text:span>?</text:p>
      <text:p text:style-name="P16"><text:span text:style-name="T18">3</text:span>. <text:span text:style-name="T20">Review results of Online Learning Platform </text:span>Survey</text:p>
      <text:p text:style-name="P16"><text:tab/><text:span text:style-name="T23">students prefer Google Classroom, Google Meet, and either Google Drive or github.io for material</text:span></text:p>
      <text:p text:style-name="P16"><text:tab/><text:span text:style-name="T23">prefer Youtube for video content</text:span></text:p>
      <text:p text:style-name="P16">4. Introduction to Software Process</text:p>
      <text:p text:style-name="P16"><text:tab/>https://cpske.github.io/ISP/software-process/</text:p>
      <text:p text:style-name="P23">5. Describe Software Process assignment</text:p>
      <text:p text:style-name="P23"><text:tab/>- you must read either Summerville (default) or Schach (2 chapters, more detail)</text:p>
      <text:h text:style-name="Heading_20_3" text:outline-level="3">Exercise <text:span text:style-name="T7">(20 minutes)</text:span></text:h>
      <text:p text:style-name="P16">1. Write a one page description of a process you use. <text:s/>Submit to Google Docs.</text:p>
      <text:p text:style-name="P16"><text:s text:c="5"/>File Name: <text:s text:c="3"/><text:span text:style-name="T8">[</text:span><text:span text:style-name="T9">Subject Name</text:span><text:span text:style-name="T8">] - [</text:span><text:span text:style-name="T9">first name</text:span><text:span text:style-name="T8">]</text:span></text:p>
      <text:p text:style-name="P16"><text:s text:c="5"/>Example: <text:s text:c="6"/><text:span text:style-name="T9">Wash A Car - Fatalai</text:span></text:p>
      <text:p text:style-name="P16"><text:s text:c="5"/>The process description should look like this.</text:p>
      <text:p text:style-name="P16"><text:s text:c="6"/>Activity should have a short, descriptive name, like "<text:span text:style-name="T10">Configure Version Control</text:span>".</text:p>
      <text:p text:style-name="P16"><text:s text:c="6"/>Task should have a brief description, like "<text:span text:style-name="T10">Create new repository on Github</text:span>".</text:p>
      <text:p text:style-name="P16"/>
      <text:p text:style-name="P17"><text:s text:c="2"/><text:span text:style-name="T8">Process for</text:span><text:span text:style-name="T12"> </text:span><text:span text:style-name="T13">Wash a Car</text:span></text:p>
      <text:p text:style-name="P18"><text:s text:c="2"/><text:span text:style-name="T8">Goal</text:span>: ...</text:p>
      <text:p text:style-name="P18"><text:s text:c="2"/>1. First activity</text:p>
      <text:p text:style-name="P18"><text:s text:c="6"/>- first task</text:p>
      <text:p text:style-name="P18"><text:s text:c="6"/>- second task</text:p>
      <text:p text:style-name="P18"><text:s text:c="6"/>- third task</text:p>
      <text:p text:style-name="P18"><text:s text:c="2"/>2. Second activity</text:p>
      <text:p text:style-name="P18"><text:s text:c="6"/>- first task</text:p>
      <text:p text:style-name="P18"><text:s text:c="6"/>- second task</text:p>
      <text:p text:style-name="P18"><text:s text:c="2"/>...</text:p>
      <text:p text:style-name="P16"><text:s text:c="6"/><text:span text:style-name="T8">Acceptance Criteria:</text:span><text:span text:style-name="T12"> car is clean and dry with no streaks or dirt</text:span></text:p>
      <text:p text:style-name="P2"><text:s text:c="6"/><text:span text:style-name="T17">(you can have more than one acceptance criterion)</text:span></text:p>
      <text:p text:style-name="P2"/>
      <text:p text:style-name="P3"><text:span text:style-name="T7">2. Not done in 2020: Write a description of </text:span><text:span text:style-name="T14">your</text:span><text:span text:style-name="T7"> actual software process for programming project.</text:span></text:p>
      <text:p text:style-name="P3"><text:s text:c="5"/><text:span text:style-name="T19">Was it a linear process (like waterfall) or iterative?</text:span></text:p>
      <text:h text:style-name="Heading_20_3" text:outline-level="3">Morning Assignment</text:h>
      <text:p text:style-name="P16">1. Create ID on Github if you don't have one.</text:p>
      <text:p text:style-name="P16">2. Complete Github Info form and submit, if not done <text:span text:style-name="T23">yet</text:span>.</text:p>
      <text:p text:style-name="P16">3. When you get email, join the Github ISP2020 organization</text:p>
      <text:h text:style-name="Heading_20_3" text:outline-level="3">Afternoon</text:h>
      <text:p text:style-name="P16">1. <text:span text:style-name="T10">Using Github</text:span><text:span text:style-name="T15"> slides - example of good profiles.</text:span></text:p>
      <text:p text:style-name="P16">2. <text:span text:style-name="T20">Programming Warm-up using Github Classroom: <text:s/>https://classroom.github.com/a/pW0QVFWN</text:span></text:p>
      <text:p text:style-name="P16"><text:tab/><text:span text:style-name="T21">ACTIVATE THE URL</text:span></text:p>
      <text:p text:style-name="P16"><text:soft-page-break/><text:span text:style-name="T21"><text:tab/></text:span><text:span text:style-name="T22">PURPOSE IS TO WRITE GOOD QUALITY, READABLE, CORRECT CODE</text:span></text:p>
      <text:p text:style-name="P16"><text:span text:style-name="T22"/></text:p>
      <text:p text:style-name="P16">3. <text:span text:style-name="T20">Fundamentals online questions (Google Form)</text:span></text:p>
      <text:p text:style-name="Standard"><text:span text:style-name="T20">4. </text:span>Describe Homework Assignment</text:p>
      <text:p text:style-name="Standard"><text:tab/><text:span text:style-name="T23">a) read a chapter about Software Process</text:span></text:p>
      <text:p text:style-name="Standard"><text:tab/><text:span text:style-name="T23">b) answer questions and submit</text:span></text:p>
      <text:h text:style-name="P32" text:outline-level="1">Week 2</text:h>
      <text:h text:style-name="Heading_20_3" text:outline-level="3">Topics</text:h>
      <text:p text:style-name="P21"><text:span text:style-name="T23">1. Scrum <text:s/>https://cpske.github.io/ISP/agile/scrum</text:span></text:p>
      <text:p text:style-name="P6"><text:tab/><text:span text:style-name="T23">watch: </text:span>https://www.youtube.com/watch?v=XU0llRltyFM</text:p>
      <text:p text:style-name="P19"><text:s text:c="4"/><text:tab/><text:span text:style-name="T23">read: </text:span><text:span text:style-name="T11">Scrum Guide</text:span><text:span text:style-name="T16"> (official) or </text:span><text:span text:style-name="T11">Comprehensive Scrum Guide</text:span><text:span text:style-name="T16"> (Visual Paradigm) - similar</text:span></text:p>
      <text:p text:style-name="P19"><text:span text:style-name="T3"><text:tab/>Then answer questions: https://forms.gle/wUCG2FCg3uS31bjz6</text:span></text:p>
      <text:p text:style-name="P23">2. Understand Git in Detail</text:p>
      <text:p text:style-name="P23"><text:tab/>Presentation on Git as a graph, branches, labels, etc.</text:p>
      <text:h text:style-name="Heading_20_3" text:outline-level="3">Assignment </text:h>
      <text:p text:style-name="P23">git-commands on Github Classroom</text:p>
      <text:p text:style-name="P5"/>
      <text:h text:style-name="Heading_20_1" text:outline-level="1">Week 3</text:h>
      <text:h text:style-name="Heading_20_3" text:outline-level="3"><text:span text:style-name="T23">Preparation:</text:span> Install netcat or ncat</text:h>
      <text:p text:style-name="P28">netcat (nc) and ncat are tools for exploring any TCP/IP protocol.</text:p>
      <text:p text:style-name="P27">In class you will use them to actually emulate a web server (answer a</text:p>
      <text:p text:style-name="P27">request from a web browser) or a web browser (send an HTTP request).</text:p>
      <text:p text:style-name="P27">On Linux and Mac OS netcat may already be installed <text:span text:style-name="T23">(try it).</text:span></text:p>
      <text:p text:style-name="P27">"ncat" is a newer version that claims to have more features, <text:span text:style-name="T23">but they behave almost the same.</text:span> </text:p>
      <text:p text:style-name="P27">Either netcat or ncat is OK.</text:p>
      <text:p text:style-name="P27"><text:tab/>https://nmap.org/ncat/</text:p>
      <text:p text:style-name="P27"><text:tab/>http://netcat.sourceforge.net/</text:p>
      <text:p text:style-name="P23"/>
      <text:p text:style-name="P23">1. Review Scrum - with questions</text:p>
      <text:p text:style-name="P23">2. Review git assignment</text:p>
      <text:p text:style-name="P25"><text:span text:style-name="T23">3</text:span>. Intro to HTTP</text:p>
      <text:p text:style-name="P25"><text:tab/>https://cpske.github.io/ISP/web/HTTP.pdf</text:p>
      <text:p text:style-name="P23">4. Exercise: HTTP in Action</text:p>
      <text:p text:style-name="P25"><text:tab/>https://cpske.github.io/ISP/web/HTTP-in-Action.pdf</text:p>
      <text:p text:style-name="P25"/>
      <text:h text:style-name="Heading_20_3" text:outline-level="3">Afternoon:</text:h>
      <text:p text:style-name="P23">1. Explain Polls project and its requirements</text:p>
      <text:p text:style-name="P23">2. Demo project setup on Github</text:p>
      <text:p text:style-name="P23">3. Remote repositories</text:p>
      <text:p text:style-name="P23"><text:tab/>- commands for using remotes</text:p>
      <text:p text:style-name="P23"><text:tab/>- changing the URL</text:p>
      <text:p text:style-name="P23"><text:tab/>- branch management and "tracking" branches</text:p>
      <text:p text:style-name="P23">4. Merge &amp; conflict resolution</text:p>
      <text:p text:style-name="P23"><text:tab/>- explain "diff" format</text:p>
      <text:p text:style-name="P23"><text:tab/>- git merge</text:p>
      <text:p text:style-name="P23"><text:tab/>- how conflicts occur</text:p>
      <text:p text:style-name="P23"><text:tab/>- conflict resolution</text:p>
      <text:p text:style-name="P23">5. Merge Practice</text:p>
      <text:p text:style-name="P23"><text:tab/><text:a xlink:type="simple" xlink:href="https://cpske.github.io/ISP/git/Merge-Practice.pdf" text:style-name="Internet_20_link" text:visited-style-name="Visited_20_Internet_20_Link"><text:span text:style-name="T4">https://cpske.github.io/ISP/git/Merge-</text:span></text:a><text:a xlink:type="simple" xlink:href="https://cpske.github.io/ISP/git/Merge-Practice.pdf" text:style-name="Internet_20_link" text:visited-style-name="Visited_20_Internet_20_Link">and-Conflict</text:a><text:a xlink:type="simple" xlink:href="https://cpske.github.io/ISP/git/Merge-Practice.pdf" text:style-name="Internet_20_link" text:visited-style-name="Visited_20_Internet_20_Link"><text:span text:style-name="T4">-Practice.pdf</text:span></text:a></text:p>
      <text:p text:style-name="P23"><text:tab/>need another exercise - HTML home page?</text:p>
      <text:p text:style-name="P23"/>
      <text:h text:style-name="P29" text:outline-level="3"><text:soft-page-break/>Assignments</text:h>
      <text:p text:style-name="P23">1. Add git remotes section to git commands repo.</text:p>
      <text:p text:style-name="P23"><text:tab/>- first do it on a branch named "git-remotes"</text:p>
      <text:p text:style-name="P23"><text:tab/>- merge the branch and push both branches (git-remotes and master) to Github</text:p>
      <text:p text:style-name="P23">2. Create a "django-polls" repo and add</text:p>
      <text:p text:style-name="P23"><text:tab/>- wiki. <text:s/></text:p>
      <text:p text:style-name="P23"><text:tab/>- Write a Vision Statement in wiki. <text:s/>OK to copy from class vision.</text:p>
      <text:p text:style-name="P23"><text:tab/>- Write Specification of requirements, as a list. <text:s/>Write it yourself.</text:p>
      <text:p text:style-name="P23"><text:tab/> <text:s text:c="2"/>Write a good specification: </text:p>
      <text:p text:style-name="P23"><text:tab/><text:tab/>Clear - concise, simple, precise</text:p>
      <text:p text:style-name="P23"><text:tab/><text:tab/>Single thing - one item is one thing. Don't combine many requirements into one</text:p>
      <text:p text:style-name="P23"><text:tab/><text:tab/>Consistent</text:p>
      <text:p text:style-name="P23"><text:tab/><text:tab/>Unique - avoid overlap in specification</text:p>
      <text:p text:style-name="P23"><text:tab/><text:tab/>Unambiguous</text:p>
      <text:p text:style-name="P23"><text:tab/><text:tab/>Testable</text:p>
      <text:p text:style-name="P23"><text:tab/><text:tab/>Feasible</text:p>
      <text:p text:style-name="P23"><text:tab/><text:tab/>Complete - enough to satisfy the users' requirements</text:p>
      <text:p text:style-name="P24"><text:span text:style-name="T23"><text:tab/> <text:s/></text:span><text:a xlink:type="simple" xlink:href="https://www.informit.com/articles/article.aspx?p=1152528&amp;seqNum=4" text:style-name="Internet_20_link" text:visited-style-name="Visited_20_Internet_20_Link">https://www.informit.com/articles/article.aspx?p=1152528&amp;seqNum=4</text:a></text:p>
      <text:p text:style-name="P23">3. Schedule virtual meeting with TA or instructor to review your specification</text:p>
      <text:p text:style-name="P23"/>
      <text:p text:style-name="P23"/>
      <text:p text:style-name="P25"/>
      <text:h text:style-name="Heading_20_1" text:outline-level="1">Week 4</text:h>
      <text:h text:style-name="Heading_20_3" text:outline-level="3">Morning</text:h>
      <text:p text:style-name="P23">Review</text:p>
      <text:p text:style-name="P23">Quiz</text:p>
      <text:h text:style-name="Heading_20_3" text:outline-level="3">Afternoon</text:h>
      <text:p text:style-name="P23">1. Github Flow</text:p>
      <text:p text:style-name="P25"><text:tab/>https://cpske.github.io/ISP/git/index#github-flow</text:p>
      <text:p text:style-name="P25">2. KU Cafe using Github Flow</text:p>
      <text:p text:style-name="P25"><text:tab/>https://cpske.github.io/ISP/assignment/week3/kucafe-gitflow</text:p>
      <text:p text:style-name="P25"><text:span text:style-name="T23">5</text:span>. Overview of how a web app server and web framework handle requests</text:p>
      <text:p text:style-name="P25"><text:tab/>done ad lib in class <text:span text:style-name="T6">(2018: in week 6)</text:span></text:p>
      <text:p text:style-name="P7">4. Intro to Django</text:p>
      <text:p text:style-name="P7"><text:tab/>https://cpske.github.io/ISP/django/Intro-to-Django.pdf</text:p>
      <text:p text:style-name="P7">5. Assignment: Django <text:span text:style-name="T23">Polls iteration 1 - Django tutorial</text:span></text:p>
      <text:p text:style-name="P7"><text:tab/>https://cpske.github.io/ISP/assignment/week4/learn-django</text:p>
      <text:p text:style-name="P7"/>
      <text:h text:style-name="P30" text:outline-level="1">Unscheduled</text:h>
      <text:p text:style-name="P26"><text:span text:style-name="T23">1</text:span>. Command Line Essentials assignment </text:p>
      <text:p text:style-name="P26"><text:tab/>https://drive.google.com/open?id=1gFO7ANnZymAAHOJMDxgeaZZjsLqiqpIsuTL3WVCF2H0&amp;authuser=1</text:p>
      <text:p text:style-name="P26"/>
      <text:p text:style-name="P26"/>
      <text:p text:style-name="P19"><text:span text:style-name="T23">1</text:span>. Intro to unit testing in Python. Class exercise. </text:p>
      <text:p text:style-name="P19"><text:tab/>https://cpske.github.io/ISP/testing/Intro-to-Testing.pdf</text:p>
      <text:p text:style-name="P19"><text:tab/>https://cpske.github.io/ISP/testing/PythonUnitTesting.pdf</text:p>
      <text:p text:style-name="P19"><text:span text:style-name="T23">2</text:span>. Unit testing assignment</text:p>
      <text:p text:style-name="P24"><text:soft-page-break/><text:span text:style-name="T2"><text:tab/></text:span><text:a xlink:type="simple" xlink:href="https://cpske.github.io/ISP/assignment/week1/unit-testing-assignment/" text:style-name="Internet_20_link" text:visited-style-name="Visited_20_Internet_20_Link">https://cpske.github.io/ISP/assignment/week1/unit-testing-assignment/</text:a></text:p>
      <text:p text:style-name="P25">3. Quiz on Unit Testing</text:p>
      <text:p text:style-name="P19"><text:span text:style-name="T23">4</text:span>. Intro to Agile Principles &amp; Practices </text:p>
      <text:p text:style-name="P19"><text:tab/>https://cpske.github.io/ISP/agile/agile-principles-practices</text:p>
      <text:p text:style-name="P19"/>
      <text:h text:style-name="P31" text:outline-level="1">Old Schedule To Be Revised</text:h>
      <text:h text:style-name="Heading_20_1" text:outline-level="1">Week 5</text:h>
      <text:p text:style-name="P8">1. Review</text:p>
      <text:p text:style-name="P8"><text:tab/>- write good descriptions in pull requests and comments.</text:p>
      <text:p text:style-name="P8"><text:tab/>- commit a complete unit of work, not individual files</text:p>
      <text:p text:style-name="P8"><text:tab/>- text book for upcoming homework and assigned readings</text:p>
      <text:p text:style-name="P8"><text:tab/>- future development plan for Django Polls</text:p>
      <text:p text:style-name="P8">2. Database and ORM</text:p>
      <text:p text:style-name="P8"><text:tab/>https://cpske.github.io/ISP/database/Database-Basics.pdf</text:p>
      <text:p text:style-name="P8"><text:tab/>https://cpske.github.io/ISP/database/Persistence-and-ORM.pdf</text:p>
      <text:p text:style-name="P8">4. Database assignment</text:p>
      <text:p text:style-name="P8"><text:tab/>Install a database browser so you can look at what is in your Django database.</text:p>
      <text:p text:style-name="P8"><text:tab/>Recommended tools (either is ok) are:</text:p>
      <text:p text:style-name="P8"><text:tab/>Sqlitebrowser https://sqlitebrowser.org/</text:p>
      <text:p text:style-name="P8"><text:tab/>DBeaver - free browser/editor for any database. Can draw ER diagrams. Uses Java</text:p>
      <text:p text:style-name="P8"><text:tab/>https://dbeaver.io/</text:p>
      <text:p text:style-name="P8"><text:tab/>Assignment: https://cpske.github.io/ISP/database/database-exercise</text:p>
      <text:p text:style-name="P8">5. Agile Practices and Coding Questions</text:p>
      <text:p text:style-name="P8"><text:tab/>https://cpske.github.io/ISP/assignment/week5/agile-and-coding</text:p>
      <text:p text:style-name="P8"><text:tab/>https://forms.gle/n8rRZcwgrgZfjgZy9</text:p>
      <text:p text:style-name="P8">6. Practice cloning from github - lots of time wasted in previous quiz because students didn't know how to clone a Github repo. <text:s/>Here is a repo to practice cloning:</text:p>
      <text:p text:style-name="P8"><text:tab/>https://classroom.github.com/a/3HT-bi-2</text:p>
      <text:p text:style-name="P8">7. Separate Configuration from Code</text:p>
      <text:p text:style-name="P8"><text:tab/>https://cpske.github.io/ISP/refactoring/Separate-config-from-code.pdf</text:p>
      <text:p text:style-name="P8">8. Assigment - separate configuration from Django code</text:p>
      <text:p text:style-name="P8"><text:tab/>https://cpske.github.io/ISP/assignment/week5/external-config</text:p>
      <text:p text:style-name="P8"/>
      <text:h text:style-name="Heading_20_2" text:outline-level="2">Week 6</text:h>
      <text:p text:style-name="P8">1. Review the Agile Practices and Coding assignment, esp. Q6-Q12. Good naming and commenting is an essential ISP.</text:p>
      <text:p text:style-name="P8">2. Quiz 1 (unit testing) review and feedback .</text:p>
      <text:p text:style-name="P8"><text:tab/>https://cpske.github.io/ISP/assignment/feedback/Quiz1-feedback.pdf</text:p>
      <text:p text:style-name="P8">3. Intro to UML Class Diagram</text:p>
      <text:p text:style-name="P8"><text:tab/>https://cpske.github.io/ISP/uml/UML-Class-Diagram.pdf</text:p>
      <text:p text:style-name="P8"><text:tab/>https://www.youtube.com/watch?v=UI6lqHOVHic</text:p>
      <text:p text:style-name="P8">4. Django Polls Updates</text:p>
      <text:p text:style-name="P8"><text:s text:c="5"/>- fix for no page at "/"</text:p>
      <text:p text:style-name="P8"><text:s text:c="5"/>- using seed data</text:p>
      <text:p text:style-name="P8"><text:s text:c="5"/>- test everything </text:p>
      <text:p text:style-name="P8">5. Intro to Course project.</text:p>
      <text:p text:style-name="P8">6. Midterm topics</text:p>
      <text:p text:style-name="P8"/>
      <text:h text:style-name="Heading_20_2" text:outline-level="2"><text:soft-page-break/>Week 7</text:h>
      <text:p text:style-name="P9">1. Use Travis CI for automatic testing</text:p>
      <text:p text:style-name="P9"><text:tab/>https://cpske.github.io/ISP/automation/travis-demo-project</text:p>
      <text:p text:style-name="P9"><text:tab/>https://cpske.github.io/ISP/automation/demo-pyci.zip</text:p>
      <text:p text:style-name="P9"><text:tab/>https://cpske.github.io/ISP/assignment/week7/ci-travis</text:p>
      <text:p text:style-name="P9">2. Research a project idea and write a proposal using template</text:p>
      <text:p text:style-name="P9"><text:s text:c="4"/>Research and write a project proposal. TA and other students will review and comment.</text:p>
      <text:p text:style-name="P9"><text:s text:c="4"/>Project Guidelines:</text:p>
      <text:p text:style-name="P9"><text:tab/>https://drive.google.com/open?id=1OQIOXUDsfB4HsSinwX5jrXCtX89cc2gzPcCCud-k3RY&amp;authuser=1</text:p>
      <text:p text:style-name="P9"><text:s text:c="4"/>a) link to google docs template</text:p>
      <text:p text:style-name="P9"><text:s text:c="4"/>b) link to spreadsheet to submit proposal</text:p>
      <text:p text:style-name="P9"><text:s text:c="4"/>c) spreadsheet of ISP2018 project proposals, for study</text:p>
      <text:p text:style-name="P9"><text:tab/>http://bit.ly/isp2019-template</text:p>
      <text:p text:style-name="P9"><text:tab/>http://bit.ly/isp2018projects</text:p>
      <text:p text:style-name="P9"><text:tab/>http://bit.ly/isp2019projects</text:p>
      <text:p text:style-name="P9">3. Create some good questions based on the PAD book</text:p>
      <text:p text:style-name="P9"><text:tab/></text:p>
      <text:h text:style-name="Heading_20_2" text:outline-level="2">Week 8</text:h>
      <text:p text:style-name="P10">No class this week due to commencement, but there is an assignment</text:p>
      <text:p text:style-name="P10">1. Code Coverage</text:p>
      <text:p text:style-name="P10"><text:s text:c="3"/>Add code coverage analysis to your unittesting project.</text:p>
      <text:p text:style-name="P10"><text:s text:c="3"/>In the example .travis.yml file, "codecov" is invoked in a block named after_success.</text:p>
      <text:p text:style-name="P10"><text:s text:c="2"/>You can choose to invoke "codecov" in the script section instead. (but don't do both)</text:p>
      <text:p text:style-name="P10"><text:s text:c="2"/>What would be the difference between the two?</text:p>
      <text:p text:style-name="P10"><text:tab/>https://cpske.github.io/ISP/testing/code-coverage</text:p>
      <text:p text:style-name="P10"><text:tab/>https://cpske.github.io/ISP/assignment/week8/code-coverage</text:p>
      <text:p text:style-name="P10">2. Project proposal final submission.</text:p>
      <text:p text:style-name="P10"><text:s text:c="4"/>Revise your proposal based on feedback. Complete remaining sections.</text:p>
      <text:p text:style-name="P10"/>
      <text:h text:style-name="Heading_20_2" text:outline-level="2">Week 9</text:h>
      <text:p text:style-name="P10">1. Review continuous integration. <text:s/>CI helps achieve which of the Tips from PAD?</text:p>
      <text:p text:style-name="P10">2. Intro to Refactoring.</text:p>
      <text:p text:style-name="P10"><text:tab/>https://cpske.github.io/ISP/refactoring/Refactoring.pdf</text:p>
      <text:p text:style-name="P10"><text:tab/>Reading resources: https://se.cpe.ku.ac.th/doc/books/refactoring/</text:p>
      <text:p text:style-name="P10">3. Refactoring Exercise</text:p>
      <text:p text:style-name="P10"><text:tab/>https://github.com/ISP19/pizzashop</text:p>
      <text:p text:style-name="P10">4. Feedback on Quiz 2.</text:p>
      <text:p text:style-name="P10"><text:tab/>https://cpske.github.io/ISP/assignment/feedback/Quiz2-feedback.pdf</text:p>
      <text:p text:style-name="P10">5. Feedback and review of midterm</text:p>
      <text:p text:style-name="P10"><text:tab/>https://cpske.github.io/ISP/assignment/feedback/LabExam1-feedback.pdf</text:p>
      <text:p text:style-name="P10">6. Movie Rental Refactoring Example with Code in Java and Python</text:p>
      <text:p text:style-name="P10"><text:tab/>Slides: https://www.cs.colorado.edu/~kena/classes/6448/s05/lectures/lecture19.pdf</text:p>
      <text:p text:style-name="P10"><text:tab/>https://github.com/jbrucker/movierental</text:p>
      <text:p text:style-name="P10">7. Quiz on UML class diagram</text:p>
      <text:p text:style-name="P10"/>
      <text:h text:style-name="Heading_20_2" text:outline-level="2">Week 10</text:h>
      <text:p text:style-name="P11">1. Review UML class diagram quiz</text:p>
      <text:p text:style-name="P11">2. Logging</text:p>
      <text:p text:style-name="P11"><text:tab/>https://cpske.github.io/ISP/logging/Logging.pdf</text:p>
      <text:p text:style-name="P11"><text:tab/>https://cpske.github.io/ISP/logging/logging-practice</text:p>
      <text:p text:style-name="P11"><text:soft-page-break/>3. Domain modeling using UML</text:p>
      <text:p text:style-name="P11"><text:tab/>https://www.scaledagileframework.com/domain-modeling/</text:p>
      <text:p text:style-name="P11">4. Project planning</text:p>
      <text:p text:style-name="P12">In planning your project you need to decide what to do first. We will discuss this in class, but a practical, non-Agile approach would be:</text:p>
      <text:p text:style-name="P12">1. a planning and brain-storming meeting to discover and write down (in brief form) as many requirements as you can. This does not need to be complete. Requirements can be added and deleted later.</text:p>
      <text:p text:style-name="P12">2. Identify major risks. These are typically things you don't knowhow to implement or not sure your idea will work.</text:p>
      <text:p text:style-name="P12"><text:s text:c="4"/>- you want to mitigate these risks as soon as possible,</text:p>
      <text:p text:style-name="P12"><text:s text:c="6"/>by study and creating a proof-of-concept code.</text:p>
      <text:p text:style-name="P12">3. Decide what to do first. <text:s/>Craig Larman and the UP recommend choosing features based on:</text:p>
      <text:p text:style-name="P12"><text:s text:c="5"/>a) central to architecture of the app. <text:s/>These things force you</text:p>
      <text:p text:style-name="P12"><text:s text:c="7"/>to make some architectural design choices, so it's best to</text:p>
      <text:p text:style-name="P12"><text:s text:c="7"/>do them early. And easier to change, if need be.</text:p>
      <text:p text:style-name="P12"><text:s text:c="5"/>b) high "business" value. <text:s/>Important to customer.</text:p>
      <text:p text:style-name="P12"><text:s text:c="5"/>c) high risk.</text:p>
      <text:p text:style-name="P12">4. Create a Domain Model, at least enough to cover the features you decide to implement first.</text:p>
      <text:p text:style-name="P11">5. Submit a UML practice problem (results were pretty poor -- don't do this again)</text:p>
      <text:p text:style-name="P11"/>
      <text:h text:style-name="Heading_20_2" text:outline-level="2">Week 11</text:h>
      <text:p text:style-name="P13">1. Authentication in Django</text:p>
      <text:p text:style-name="P13"><text:tab/>https://cpske.github.io/ISP/authentication/Authentication-and-Authorization.pdf</text:p>
      <text:p text:style-name="P13"><text:tab/>https://cpske.github.io/ISP/django/authentication</text:p>
      <text:p text:style-name="P13">2. Assignment: add authentication to Django Polls</text:p>
      <text:p text:style-name="P13"><text:tab/>Implement User Stories 1-4 and 7 described in the class material for this week.</text:p>
      <text:p text:style-name="P13"><text:tab/>Use a new branch named "auth" for this work.</text:p>
      <text:p text:style-name="P13"><text:tab/>User Story #7 is just a UI change and should be easy.</text:p>
      <text:p text:style-name="P13"><text:tab/>Test your work. <text:s/>When it is correct, merge back into master.</text:p>
      <text:p text:style-name="P13">3. Assignment: 1 user 1 vote</text:p>
      <text:p text:style-name="P13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14">1. Software Reviews</text:p>
      <text:p text:style-name="P14">2. Code Review Assignment</text:p>
      <text:p text:style-name="P14"><text:tab/>https://cpske.github.io/ISP/assignment/code-review/</text:p>
      <text:p text:style-name="P14">3. Iteration Plans, Review Checklist, and other project docs on Github</text:p>
      <text:p text:style-name="P14"><text:tab/>https://cpske.github.io/ISP/assignment/week12/team</text:p>
      <text:p text:style-name="P14">4. Quiz on writing UML for a given code</text:p>
      <text:p text:style-name="P14"/>
      <text:h text:style-name="Heading_20_2" text:outline-level="2">Week 13</text:h>
      <text:p text:style-name="P14">1. Properties and encapsulation</text:p>
      <text:p text:style-name="P14"/>
      <text:p text:style-name="P14">2. Static and dynamic type checking. </text:p>
      <text:p text:style-name="P14"><text:tab/>https://cpske.github.io/ISP/code-quality/Type-Checking.pdf</text:p>
      <text:p text:style-name="P14">3. Typing, type hints, and type checking in Python.</text:p>
      <text:p text:style-name="P14"><text:tab/>https://realpython.com/python-type-checking/</text:p>
      <text:p text:style-name="P14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14"><text:soft-page-break/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14"/>
      <text:h text:style-name="Heading_20_2" text:outline-level="2">Week 14</text:h>
      <text:p text:style-name="P14">1. The testing pyramid.</text:p>
      <text:p text:style-name="P14"><text:tab/>https://blog.testproject.io/2019/07/16/set-your-test-automation-goals/</text:p>
      <text:p text:style-name="P14">2. End to end testing using Selenium <text:span text:style-name="T6">(2018: in week 13)</text:span></text:p>
      <text:p text:style-name="P15"><text:span text:style-name="T5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14"><text:tab/>https://selenium-python.readthedocs.io/</text:p>
      <text:p text:style-name="P14">3. 12-Factor app by Heroku.</text:p>
      <text:p text:style-name="P14">4. Assignment: testing with Selenium</text:p>
      <text:p text:style-name="P14"><text:tab/>https://cpske.github.io/ISP/assignment/selenium/</text:p>
      <text:p text:style-name="P14"/>
      <text:h text:style-name="Heading_20_2" text:outline-level="2">Week 15</text:h>
      <text:p text:style-name="P14">1. Review.</text:p>
      <text:p text:style-name="P14">2. Quiz on type inference and type hints, properties in Python.</text:p>
      <text:p text:style-name="P14">3. Assignment: second review with TA</text:p>
      <text:p text:style-name="P14">Schedule another project review with a TA.</text:p>
      <text:p text:style-name="P14">Try to meet with same TA as last review, since he will know what he already suggested your team do.</text:p>
      <text:p text:style-name="P14">i. Explain changes you've made to your process, implementation, deployment, etc., based on TA's previous feedback.</text:p>
      <text:p text:style-name="P14">ii. Summarize progress since last review.</text:p>
      <text:p text:style-name="P14">iii. Demo your work products.</text:p>
      <text:p text:style-name="P14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08-18T12:34:35.422517068</dc:date>
    <meta:editing-duration>PT7H48M30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8" meta:paragraph-count="286" meta:word-count="1767" meta:character-count="13414" meta:non-whitespace-character-count="11590"/>
  </office:meta>
</office:document-meta>
</file>